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6.1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TA CODIGO</text:p>
          </table:table-cell>
          <table:table-cell table:style-name="ce1" office:value-type="string" calcext:value-type="string">
            <text:p>NOTA CASOS DE PRUEVA</text:p>
          </table:table-cell>
          <table:table-cell table:style-name="ce1" office:value-type="string" calcext:value-type="string">
            <text:p>NOTA TONALIDAD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ristina Navarr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Tiene metodos que no corresponden al ejercicio, hay metodos los cuales se pueden reducir asta al pundo de dejarlo solo con el return o en menos lineas de codigo.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aniel Luqu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string" calcext:value-type="string">
            <text:p>No esta hecho.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Jose Manuel Saavedra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string" calcext:value-type="string">
            <text:p>No esta hecho.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nuel Espinos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e faltaria un metodo el cual se refereria a mostrar el dia siguiente.Y a que lo que tiene es mostrar si la fecha es validad.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ucas Oli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e faltaria un metodo el cual se refereria a mostrar el dia siguiente.Y a que lo que tiene es mostrar si la fecha es validad.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lvaros Rio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string" calcext:value-type="string">
            <text:p>No esta hecho.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41:24.860088893</meta:creation-date>
    <dc:date>2024-02-02T11:49:16.624797551</dc:date>
    <meta:editing-duration>PT3M13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